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004071" style:font-size-asian="9.60000038146973pt" style:font-size-complex="11pt"/>
    </style:style>
    <style:style style:name="P2" style:family="paragraph" style:parent-style-name="Standard">
      <style:text-properties fo:font-size="11pt" officeooo:rsid="00008060" officeooo:paragraph-rsid="00008060" style:font-size-asian="9.60000038146973pt" style:font-size-complex="11pt"/>
    </style:style>
    <style:style style:name="P3" style:family="paragraph" style:parent-style-name="Standard">
      <style:text-properties fo:font-size="11pt" officeooo:rsid="00004071" officeooo:paragraph-rsid="00008060" style:font-size-asian="9.60000038146973pt" style:font-size-complex="11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008060" style:font-size-asian="14pt" style:font-size-complex="14pt"/>
    </style:style>
    <style:style style:name="P6" style:family="paragraph" style:parent-style-name="Standard">
      <style:text-properties fo:font-size="14pt" fo:font-weight="bold" officeooo:paragraph-rsid="0000806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04071" officeooo:paragraph-rsid="0000407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08060" officeooo:paragraph-rsid="0000806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1e4c1" officeooo:paragraph-rsid="0001e4c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1e4c1" officeooo:paragraph-rsid="000219e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219e4" officeooo:paragraph-rsid="000219e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paragraph-rsid="00008060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paragraph-rsid="0001e4c1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paragraph-rsid="000219e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Standard">
      <style:text-properties officeooo:paragraph-rsid="0001f2a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 style:font-size-asian="9.60000038146973pt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04071" style:text-blinking="false" fo:background-color="transparent" loext:char-shading-value="0" style:font-size-asian="9.60000038146973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08060" style:text-blinking="false" fo:background-color="transparent" loext:char-shading-value="0" style:font-size-asian="9.60000038146973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1f2a7" style:text-blinking="false" fo:background-color="transparent" loext:char-shading-value="0" style:font-size-asian="9.60000038146973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219e4" style:text-blinking="false" fo:background-color="transparent" loext:char-shading-value="0" style:font-size-asian="9.60000038146973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e4c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f2a7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19e4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04071" style:text-blinking="false" fo:background-color="transparent" loext:char-shading-value="0" style:font-size-asian="9.60000038146973pt" style:font-weight-asian="bold" style:font-size-complex="11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08060" style:text-blinking="false" fo:background-color="transparent" loext:char-shading-value="0" style:font-size-asian="9.60000038146973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0407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004071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docs-internal-guid-1260e66f-7fff-da41-862e-2c966339af57"/><text:span text:style-name="T17">CRC CARDS</text:span></text:p>
      <text:p text:style-name="P4"><text:span text:style-name="T14"/></text:p>
      <text:p text:style-name="P6"><text:span text:style-name="T16">Progetto</text:span></text:p>
      <text:p text:style-name="P12"><text:span text:style-name="T16"/></text:p>
      <text:p text:style-name="P16"><text:span text:style-name="T8"><text:tab/></text:span><text:span text:style-name="T12">A</text:span><text:span text:style-name="T13">ttributi</text:span><text:span text:style-name="T7">: </text:span><text:span text:style-name="T9">proprietario, titolo, genere, trama, </text:span><text:span text:style-name="T10">locandina,</text:span><text:span text:style-name="T9"> ruoli, scadenza, donazioni, <text:tab/><text:tab/><text:tab/><text:tab/> <text:s text:c="4"/></text:span><text:span text:style-name="T10">fin</text:span><text:span text:style-name="T9">anziamento_attuale, finanziamento_minimo, </text:span><text:span text:style-name="T11">premi</text:span></text:p>
      <text:p text:style-name="P12"><text:span text:style-name="T3"/></text:p>
      <text:p text:style-name="P12"><text:span text:style-name="T3"><text:tab/></text:span><text:span text:style-name="T13">Collab</text:span><text:span text:style-name="T3">: </text:span><text:span text:style-name="T5">Utente, Ruolo, Donazione, Premio</text:span></text:p>
      <text:p text:style-name="P12"><text:span text:style-name="T3"/></text:p>
      <text:p text:style-name="P12"><text:span text:style-name="T3"><text:tab/></text:span><text:span text:style-name="T13">Resp</text:span><text:span text:style-name="T3">: </text:span></text:p>
      <text:p text:style-name="P1"><text:span text:style-name="T14"/></text:p>
      <text:p text:style-name="P7"><text:span text:style-name="T15">Utente</text:span></text:p>
      <text:p text:style-name="P12"><text:span text:style-name="T16"/></text:p>
      <text:p text:style-name="P12"><text:span text:style-name="T2"><text:tab/>A</text:span><text:span text:style-name="T3">ttributi: </text:span><text:span text:style-name="T4">proposte</text:span></text:p>
      <text:p text:style-name="P12"><text:span text:style-name="T3"/></text:p>
      <text:p text:style-name="P12"><text:span text:style-name="T3"><text:tab/>Collab:</text:span></text:p>
      <text:p text:style-name="P12"><text:span text:style-name="T3"/></text:p>
      <text:p text:style-name="P12"><text:span text:style-name="T3"><text:tab/>Resp:</text:span></text:p>
      <text:p text:style-name="P3"><text:span text:style-name="T14"/></text:p>
      <text:p text:style-name="P7"><text:span text:style-name="T15">Esperienza</text:span></text:p>
      <text:p text:style-name="P12"><text:span text:style-name="T16"/></text:p>
      <text:p text:style-name="P12"><text:span text:style-name="T2"><text:tab/>A</text:span><text:span text:style-name="T3">ttributi: </text:span></text:p>
      <text:p text:style-name="P12"><text:span text:style-name="T3"/></text:p>
      <text:p text:style-name="P12"><text:span text:style-name="T3"><text:tab/>Collab:</text:span></text:p>
      <text:p text:style-name="P12"><text:span text:style-name="T3"/></text:p>
      <text:p text:style-name="P12"><text:span text:style-name="T3"><text:tab/>Resp:</text:span></text:p>
      <text:p text:style-name="P2"><text:span text:style-name="T14"/></text:p>
      <text:p text:style-name="P8"><text:span text:style-name="T15">Ruolo</text:span></text:p>
      <text:p text:style-name="P12"><text:span text:style-name="T16"/></text:p>
      <text:p text:style-name="P12"><text:span text:style-name="T2"><text:tab/>A</text:span><text:span text:style-name="T3">ttributi: </text:span><text:span text:style-name="T4">richieste</text:span></text:p>
      <text:p text:style-name="P12"><text:span text:style-name="T3"/></text:p>
      <text:p text:style-name="P12"><text:span text:style-name="T3"><text:tab/>Collab:</text:span></text:p>
      <text:p text:style-name="P12"><text:span text:style-name="T3"/></text:p>
      <text:p text:style-name="P12"><text:span text:style-name="T3"><text:tab/>Resp:</text:span></text:p>
      <text:p text:style-name="P2"><text:span text:style-name="T14"/></text:p>
      <text:p text:style-name="P8"><text:span text:style-name="T15">Candidatura</text:span></text:p>
      <text:p text:style-name="P12"><text:span text:style-name="T16"/></text:p>
      <text:p text:style-name="P12"><text:span text:style-name="T2"><text:tab/>A</text:span><text:span text:style-name="T3">ttributi: </text:span></text:p>
      <text:p text:style-name="P12"><text:span text:style-name="T3"/></text:p>
      <text:p text:style-name="P12"><text:span text:style-name="T3"><text:tab/>Collab:</text:span></text:p>
      <text:p text:style-name="P12"><text:span text:style-name="T3"/></text:p>
      <text:p text:style-name="P12"><text:span text:style-name="T3"><text:tab/>Resp:</text:span></text:p>
      <text:p text:style-name="P2"><text:span text:style-name="T14"/></text:p>
      <text:p text:style-name="P8"><text:span text:style-name="T15">Proposta</text:span></text:p>
      <text:p text:style-name="P12"><text:span text:style-name="T16"/></text:p>
      <text:p text:style-name="P12"><text:span text:style-name="T2"><text:tab/>A</text:span><text:span text:style-name="T3">ttributi: </text:span></text:p>
      <text:p text:style-name="P12"><text:span text:style-name="T3"/></text:p>
      <text:p text:style-name="P12"><text:span text:style-name="T3"><text:tab/>Collab:</text:span></text:p>
      <text:p text:style-name="P12"><text:span text:style-name="T3"/></text:p>
      <text:p text:style-name="P5"><text:soft-page-break/><text:span text:style-name="T7"><text:tab/>Resp:</text:span></text:p>
      <text:p text:style-name="P5"><text:span text:style-name="T7"/></text:p>
      <text:p text:style-name="P9"><text:span text:style-name="T15">Donazione</text:span></text:p>
      <text:p text:style-name="P13"><text:span text:style-name="T16"/></text:p>
      <text:p text:style-name="P13"><text:span text:style-name="T2"><text:tab/></text:span><text:span text:style-name="T12">A</text:span><text:span text:style-name="T13">ttributi</text:span><text:span text:style-name="T3">: </text:span></text:p>
      <text:p text:style-name="P13"><text:span text:style-name="T3"/></text:p>
      <text:p text:style-name="P13"><text:span text:style-name="T3"><text:tab/></text:span><text:span text:style-name="T13">Collab</text:span><text:span text:style-name="T3">:</text:span></text:p>
      <text:p text:style-name="P13"><text:span text:style-name="T3"/></text:p>
      <text:p text:style-name="P9"><text:span text:style-name="T7"><text:tab/></text:span><text:span text:style-name="T3">Resp</text:span><text:span text:style-name="T7">:</text:span></text:p>
      <text:p text:style-name="P9"><text:span text:style-name="T7"/></text:p>
      <text:p text:style-name="P11"><text:span text:style-name="T15">Premio</text:span></text:p>
      <text:p text:style-name="P14"><text:span text:style-name="T16"/></text:p>
      <text:p text:style-name="P14"><text:span text:style-name="T2"><text:tab/></text:span><text:span text:style-name="T12">A</text:span><text:span text:style-name="T13">ttributi</text:span><text:span text:style-name="T3">: </text:span></text:p>
      <text:p text:style-name="P14"><text:span text:style-name="T3"/></text:p>
      <text:p text:style-name="P14"><text:span text:style-name="T3"><text:tab/></text:span><text:span text:style-name="T13">Collab</text:span><text:span text:style-name="T3">:</text:span></text:p>
      <text:p text:style-name="P14"><text:span text:style-name="T3"/></text:p>
      <text:p text:style-name="P10"><text:span text:style-name="T7"><text:tab/></text:span><text:span text:style-name="T3">Resp</text:span><text:span text:style-name="T7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2-15T12:53:45.713000000</dc:date>
    <meta:editing-duration>PT30S</meta:editing-duration>
    <meta:editing-cycles>1</meta:editing-cycles>
    <meta:document-statistic meta:table-count="0" meta:image-count="0" meta:object-count="0" meta:page-count="2" meta:paragraph-count="33" meta:word-count="51" meta:character-count="466" meta:non-whitespace-character-count="409"/>
  </office:meta>
</office:document-meta>
</file>